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08DA64BC9E410178B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bb6" draw:fill="solid" draw:fill-color="#ffdbb6" draw:textarea-horizontal-align="justify" draw:textarea-vertical-align="top" draw:auto-grow-height="false" fo:min-height="18cm" fo:min-width="11.75cm"/>
      <style:paragraph-properties style:writing-mode="lr-tb"/>
    </style:style>
    <style:style style:name="gr2" style:family="graphic" style:parent-style-name="standard">
      <style:graphic-properties svg:stroke-color="#ffdbb6" draw:fill-color="#ffdbb6" draw:textarea-horizontal-align="justify" draw:textarea-vertical-align="middle" draw:auto-grow-height="false" fo:min-height="0.554cm" fo:min-width="20.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4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75cm" fo:min-width="4.25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3.306cm" fo:min-width="0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6.86cm" fo:min-width="0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0.753cm" fo:min-width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style:paragraph-properties fo:text-align="center" style:writing-mode="lr-tb"/>
      <style:text-properties fo:color="#666666" loext:opacity="100%" style:font-name="Noto Sans1" fo:font-size="12.8000001907349pt" style:font-size-asian="12pt" style:font-size-complex="12pt"/>
    </style:style>
    <style:style style:name="P4" style:family="paragraph">
      <loext:graphic-properties draw:fill-color="#ffdbb6"/>
      <style:paragraph-properties fo:text-align="center" style:writing-mode="lr-tb"/>
      <style:text-properties fo:color="#666666" loext:opacity="100%" loext:color-lum-mod="100%" loext:color-lum-off="0%" style:font-name="Noto Sans1" fo:font-size="12.8000001907349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666666" loext:opacity="100%" style:font-name="Noto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5cm" svg:height="18.25cm" svg:x="4.25cm" svg:y="1.25cm">
          <text:p text:style-name="P1">matrix_proto_head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cm" svg:height="0.804cm" svg:x="0cm" svg:y="0cm">
          <text:p text:style-name="P3"><text:span text:style-name="T1">Luca Gasperini (https://lucagasperini.net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385cm" svg:height="0.808cm" svg:x="18.614cm" svg:y="0cm">
          <draw:image xlink:href="Pictures/10000001000001930000008DA64BC9E410178BA2.png" xlink:type="simple" xlink:show="embed" xlink:actuate="onLoad" draw:mime-type="image/png">
            <text:p/>
          </draw:image>
        </draw:frame>
        <draw:g>
          <draw:custom-shape draw:style-name="gr4" draw:text-style-name="P1" draw:layer="layout" svg:width="4.75cm" svg:height="4cm" svg:x="6.5cm" svg:y="4cm">
            <text:p text:style-name="P1">magic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.75cm" svg:height="1cm" svg:x="6.5cm" svg:y="8cm">
            <text:p text:style-name="P1">op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75cm" svg:height="8cm" svg:x="6.5cm" svg:y="9cm">
            <text:p text:style-name="P1">sz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draw:layer="layout" svg:width="1.25cm" svg:height="3.75cm" svg:x="11.5cm" svg:y="4.2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2.5cm" svg:height="1.25cm" svg:x="12.75cm" svg:y="5.5cm">
          <draw:text-box>
            <text:p>4 byte</text:p>
          </draw:text-box>
        </draw:frame>
        <draw:custom-shape draw:style-name="gr9" draw:text-style-name="P5" draw:layer="layout" svg:width="1.25cm" svg:height="7.5cm" svg:x="11.5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2.5cm" svg:height="1.115cm" svg:x="12.75cm" svg:y="12.135cm">
          <draw:text-box>
            <text:p>8 byte</text:p>
          </draw:text-box>
        </draw:frame>
        <draw:custom-shape draw:style-name="gr11" draw:text-style-name="P5" draw:layer="layout" svg:width="1.25cm" svg:height="1.057cm" svg:x="11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6" draw:layer="layout" svg:width="2.5cm" svg:height="1.115cm" svg:x="12.75cm" svg:y="8cm">
          <draw:text-box>
            <text:p>1 by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860d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2:05:24.039589221</meta:creation-date>
    <meta:editing-duration>PT8H19M43S</meta:editing-duration>
    <meta:editing-cycles>3</meta:editing-cycles>
    <meta:generator>LibreOffice/7.4.5.1$Linux_X86_64 LibreOffice_project/40$Build-1</meta:generator>
    <dc:title>lucagasperini.net</dc:title>
    <dc:date>2023-10-08T20:25:07.108373540</dc:date>
    <meta:document-statistic meta:object-count="13"/>
    <meta:template xlink:type="simple" xlink:actuate="onRequest" xlink:title="lucagasperini.net" xlink:href="../../Templates/lucagasperini.net1.otg" meta:date="2023-10-08T12:05:23.716163488"/>
  </office:meta>
</office:document-meta>
</file>